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8000014840000148494C6DA5C4B01B2B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2" style:family="graphic" style:parent-style-name="standard">
      <style:graphic-properties draw:stroke="dash" draw:stroke-dash="Fine_20_Dashed" svg:stroke-color="#000000" draw:opacity="0%" draw:opacity-name="" draw:textarea-horizontal-align="justify" draw:textarea-vertical-align="middle" draw:auto-grow-height="false" fo:min-height="2.35cm" fo:min-width="5.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17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18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1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</style:style>
    <style:style style:name="P8" style:family="paragraph">
      <style:text-properties fo:font-size="18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color="#cccccc"/>
    </style:style>
    <style:style style:name="P18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9" style:family="paragraph">
      <style:paragraph-properties fo:text-align="center"/>
      <style:text-properties fo:color="#cccccc" fo:font-size="18pt"/>
    </style:style>
    <style:style style:name="P20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21" style:family="paragraph">
      <loext:graphic-properties draw:fill="none"/>
      <style:paragraph-properties fo:text-align="center"/>
      <style:text-properties style:text-underline-style="none"/>
    </style:style>
    <style:style style:name="P22" style:family="paragraph">
      <style:text-properties style:text-underline-style="none"/>
    </style:style>
    <style:style style:name="P23" style:family="paragraph">
      <loext:graphic-properties draw:fill="none" draw:fill-color="#ffffff"/>
      <style:text-properties style:text-underline-style="none"/>
    </style:style>
    <style:style style:name="T1" style:family="text">
      <style:text-properties style:font-name="Accanthis ADF Std"/>
    </style:style>
    <style:style style:name="T2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ccanthis ADF Std" fo:font-weight="bold" style:font-weight-asian="bold" style:font-weight-complex="bold"/>
    </style:style>
    <style:style style:name="T4" style:family="text">
      <style:text-properties fo:color="#cccccc" style:font-name="Accanthis ADF St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</text:span><text:span text:style-name="T1">et</text:span><text:span text:style-name="T1">e</text:span><text:span text:style-name="T1">c</text:span><text:span text:style-name="T1">ci</text:span><text:span text:style-name="T1">ó</text:span><text:span text:style-name="T1">n </text:span><text:span text:style-name="T1">d</text:span><text:span text:style-name="T1">e </text:span></text:p>
          <text:p text:style-name="P2"><text:span text:style-name="T1">la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btención de </text:span><text:span text:style-name="T1">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 </text:span><text:span text:style-name="T1">y 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6" draw:layer="layout" svg:width="6.59cm" svg:height="0.962cm" svg:x="10cm" svg:y="1.2cm">
          <draw:text-box>
            <text:p text:style-name="P5">esquemaGeneral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ión manual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5" draw:text-style-name="P6" draw:layer="layout" svg:width="3.529cm" svg:height="0.962cm" svg:x="12.2cm" svg:y="1.6cm">
          <draw:text-box>
            <text:p text:style-name="P5">proto1.p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5" draw:text-style-name="P9" draw:layer="layout" svg:width="9.227cm" svg:height="0.962cm" svg:x="7.8cm" svg:y="1.4cm">
          <draw:text-box>
            <text:p text:style-name="P8">esquemaDeteccionManual.png</text:p>
          </draw:text-box>
        </draw:frame>
        <draw:g>
          <draw:frame draw:style-name="gr7" draw:text-style-name="P10" draw:layer="layout" svg:width="4cm" svg:height="4cm" svg:x="10.4cm" svg:y="3.9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8" draw:text-style-name="P12" draw:layer="layout" svg:width="2.4cm" svg:height="0.7cm" svg:x="11.3cm" svg:y="4.6cm">
            <text:p text:style-name="P11"><text:span text:style-name="T2">K</text:span><text:span text:style-name="T2">i</text:span><text:span text:style-name="T2">n</text:span><text:span text:style-name="T2">e</text:span><text:span text:style-name="T2">c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5.8cm" svg:height="1.8cm" svg:x="9.6cm" svg:y="8.5cm">
            <text:p text:style-name="P13"><text:span text:style-name="T1">O</text:span><text:span text:style-name="T1">b</text:span><text:span text:style-name="T1">t</text:span><text:span text:style-name="T1">e</text:span><text:span text:style-name="T1">n</text:span><text:span text:style-name="T1">e</text:span><text:span text:style-name="T1">r </text:span><text:span text:style-name="T1">i</text:span><text:span text:style-name="T1">m</text:span><text:span text:style-name="T1">a</text:span><text:span text:style-name="T1">g</text:span><text:span text:style-name="T1">e</text:span><text:span text:style-name="T1">n </text:span><text:span text:style-name="T1">d</text:span><text:span text:style-name="T1">e </text:span></text:p>
            <text:p text:style-name="P13"><text:span text:style-name="T1">P</text:span><text:span text:style-name="T1">r</text:span><text:span text:style-name="T1">o</text:span><text:span text:style-name="T1">f</text:span><text:span text:style-name="T1">u</text:span><text:span text:style-name="T1">n</text:span><text:span text:style-name="T1">d</text:span><text:span text:style-name="T1">i</text:span><text:span text:style-name="T1">d</text:span><text:span text:style-name="T1">a</text:span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5.8cm" svg:height="2.6cm" svg:x="9.6cm" svg:y="11.6cm">
            <text:p text:style-name="P13"><text:span text:style-name="T1">B</text:span><text:span text:style-name="T1">i</text:span><text:span text:style-name="T1">n</text:span><text:span text:style-name="T1">a</text:span><text:span text:style-name="T1">r</text:span><text:span text:style-name="T1">i</text:span><text:span text:style-name="T1">z</text:span><text:span text:style-name="T1">a</text:span><text:span text:style-name="T1">r</text:span><text:span text:style-name="T1"> </text:span><text:span text:style-name="T1">i</text:span><text:span text:style-name="T1">m</text:span><text:span text:style-name="T1">a</text:span><text:span text:style-name="T1">g</text:span><text:span text:style-name="T1">e</text:span><text:span text:style-name="T1">n</text:span><text:span text:style-name="T1"> </text:span><text:span text:style-name="T1">a</text:span><text:span text:style-name="T1"> </text:span></text:p>
            <text:p text:style-name="P13"><text:span text:style-name="T1">t</text:span><text:span text:style-name="T1">r</text:span><text:span text:style-name="T1">a</text:span><text:span text:style-name="T1">v</text:span><text:span text:style-name="T1">é</text:span><text:span text:style-name="T1">s</text:span><text:span text:style-name="T1"> </text:span><text:span text:style-name="T1">d</text:span><text:span text:style-name="T1">e</text:span><text:span text:style-name="T1"> </text:span><text:span text:style-name="T1">u</text:span><text:span text:style-name="T1">m</text:span><text:span text:style-name="T1">b</text:span><text:span text:style-name="T1">r</text:span><text:span text:style-name="T1">a</text:span><text:span text:style-name="T1">l</text:span></text:p>
            <text:p text:style-name="P13"><text:span text:style-name="T1"><text:s/></text:span><text:span text:style-name="T1">d</text:span><text:span text:style-name="T1">a</text:span><text:span text:style-name="T1">d</text:span><text:span text:style-name="T1">o</text:span><text:span text:style-name="T1"> </text:span><text:span text:style-name="T1">p</text:span><text:span text:style-name="T1">o</text:span><text:span text:style-name="T1">r</text:span><text:span text:style-name="T1"> </text:span><text:span text:style-name="T1">e</text:span><text:span text:style-name="T1">l </text:span><text:span text:style-name="T1">u</text:span><text:span text:style-name="T1">s</text:span><text:span text:style-name="T1">u</text:span><text:span text:style-name="T1">a</text:span><text:span text:style-name="T1">r</text:span><text:span text:style-name="T1">i</text:span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5.8cm" svg:height="2.4cm" svg:x="9.6cm" svg:y="15.6cm">
            <text:p text:style-name="P13"><text:span text:style-name="T1">H</text:span><text:span text:style-name="T1">a</text:span><text:span text:style-name="T1">l</text:span><text:span text:style-name="T1">l</text:span><text:span text:style-name="T1">a</text:span><text:span text:style-name="T1">r</text:span><text:span text:style-name="T1"> </text:span><text:span text:style-name="T1">e</text:span><text:span text:style-name="T1">l </text:span><text:span text:style-name="T1">c</text:span><text:span text:style-name="T1">o</text:span><text:span text:style-name="T1">n</text:span><text:span text:style-name="T1">t</text:span><text:span text:style-name="T1">o</text:span><text:span text:style-name="T1">r</text:span><text:span text:style-name="T1">n</text:span><text:span text:style-name="T1">o</text:span></text:p>
            <text:p text:style-name="P13"><text:span text:style-name="T1">e</text:span><text:span text:style-name="T1">n</text:span><text:span text:style-name="T1"> </text:span><text:span text:style-name="T1">l</text:span><text:span text:style-name="T1">a</text:span><text:span text:style-name="T1"> </text:span><text:span text:style-name="T1">i</text:span><text:span text:style-name="T1">m</text:span><text:span text:style-name="T1">a</text:span><text:span text:style-name="T1">g</text:span><text:span text:style-name="T1">e</text:span><text:span text:style-name="T1">n</text:span><text:span text:style-name="T1"> </text:span></text:p>
            <text:p text:style-name="P13"><text:span text:style-name="T1">b</text:span><text:span text:style-name="T1">i</text:span><text:span text:style-name="T1">n</text:span><text:span text:style-name="T1">a</text:span><text:span text:style-name="T1">r</text:span><text:span text:style-name="T1">i</text:span><text:span text:style-name="T1">z</text:span><text:span text:style-name="T1">a</text:span><text:span text:style-name="T1">d</text:span><text:span text:style-name="T1">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4cm" svg:y1="6.4cm" svg:x2="12.4cm" svg:y2="8.5cm">
            <text:p/>
          </draw:line>
          <draw:line draw:style-name="gr4" draw:text-style-name="P4" draw:layer="layout" svg:x1="12.4cm" svg:y1="10.3cm" svg:x2="12.4cm" svg:y2="11.6cm">
            <text:p/>
          </draw:line>
          <draw:line draw:style-name="gr4" draw:text-style-name="P4" draw:layer="layout" svg:x1="12.4cm" svg:y1="14.2cm" svg:x2="12.4cm" svg:y2="15.6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2" draw:text-style-name="P16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.8cm" svg:height="1.8cm" svg:x="10.1cm" svg:y="4.7cm">
          <text:p text:style-name="P13"><text:span text:style-name="T3">Módulo de </text:span></text:p>
          <text:p text:style-name="P13"><text:span text:style-name="T3">Detecció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729cm" svg:height="0.962cm" svg:x="9.2cm" svg:y="1.6cm">
          <draw:text-box>
            <text:p text:style-name="P5">esquemaPosicion.png</text:p>
          </draw:text-box>
        </draw:frame>
        <draw:custom-shape draw:style-name="gr9" draw:text-style-name="P14" draw:layer="layout" svg:width="5.8cm" svg:height="1.8cm" svg:x="10.1cm" svg:y="8.4cm">
          <text:p text:style-name="P13"><text:span text:style-name="T1">Obtener contorno </text:span></text:p>
          <text:p text:style-name="P13"><text:span text:style-name="T1">detectad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8cm" svg:height="2.5cm" svg:x="10.1cm" svg:y="11.6cm">
          <text:p text:style-name="P13"><text:span text:style-name="T1">Calcul</text:span><text:span text:style-name="T1">ar </text:span><text:span text:style-name="T1">centroi</text:span><text:span text:style-name="T1">de </text:span></text:p>
          <text:p text:style-name="P13"><text:span text:style-name="T1"><text:s/></text:span><text:span text:style-name="T1">de la </text:span><text:span text:style-name="T1">figura </text:span><text:span text:style-name="T1">genera</text:span><text:span text:style-name="T1">da </text:span></text:p>
          <text:p text:style-name="P13"><text:span text:style-name="T1">del </text:span><text:span text:style-name="T1">contor</text:span><text:span text:style-name="T1">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4" draw:text-style-name="P14" draw:layer="layout" svg:width="5.8cm" svg:height="2.3cm" svg:x="10.1cm" svg:y="15.5cm">
          <text:p text:style-name="P13"><text:span text:style-name="T1">Almacenar </text:span></text:p>
          <text:p text:style-name="P13"><text:span text:style-name="T1">posición en </text:span></text:p>
          <text:p text:style-name="P13"><text:span text:style-name="T1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9" draw:text-style-name="P14" draw:layer="layout" svg:width="5.8cm" svg:height="1.8cm" svg:x="8.8cm" svg:y="6.6cm">
          <text:p text:style-name="P13"><text:span text:style-name="T1">Ob</text:span><text:span text:style-name="T1">ten</text:span><text:span text:style-name="T1">er </text:span><text:span text:style-name="T1">po</text:span><text:span text:style-name="T1">sici</text:span><text:span text:style-name="T1">ón </text:span></text:p>
          <text:p text:style-name="P13"><text:span text:style-name="T1">del </text:span><text:span text:style-name="T1">arc</text:span><text:span text:style-name="T1">hiv</text:span><text:span text:style-name="T1">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47cm" svg:height="0.962cm" svg:x="7.8cm" svg:y="2.8cm">
          <draw:text-box>
            <text:p text:style-name="P5">esquemaProyeccion.png</text:p>
          </draw:text-box>
        </draw:frame>
        <draw:custom-shape draw:style-name="gr11" draw:text-style-name="P14" draw:layer="layout" svg:width="5.8cm" svg:height="2.4cm" svg:x="8.8cm" svg:y="9.7cm">
          <text:p text:style-name="P13"><text:span text:style-name="T1">Posicionar la cámara</text:span></text:p>
          <text:p text:style-name="P13"><text:span text:style-name="T1">en la misma </text:span></text:p>
          <text:p text:style-name="P13"><text:span text:style-name="T1">posi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8cm" svg:height="2.4cm" svg:x="8.8cm" svg:y="13.3cm">
          <text:p text:style-name="P13"><text:span text:style-name="T1">Orientar la cámara</text:span></text:p>
          <text:p text:style-name="P13"><text:span text:style-name="T1"><text:s/></text:span><text:span text:style-name="T1">en el centro del </text:span></text:p>
          <text:p text:style-name="P13"><text:span text:style-name="T1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7" draw:text-style-name="P10" draw:layer="layout" svg:width="4cm" svg:height="4cm" svg:x="10.4cm" svg:y="3.9cm">
          <draw:image xlink:href="Pictures/20000018000014840000148494C6DA5C4B01B2B5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</text:span><text:span text:style-name="T1">ión </text:span><text:span text:style-name="T1">autom</text:span><text:span text:style-name="T1">ática</text:span></text:p>
            <text:p text:style-name="P2"><text:span text:style-name="T1"><text:s/></text:span><text:span text:style-name="T1">de la </text:span><text:span text:style-name="T1">Person</text:span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</text:span><text:span text:style-name="T1">Altura</text:span></text:p>
            <text:p text:style-name="P2"><text:span text:style-name="T1"><text:s/></text:span><text:span text:style-name="T1">de la </text:span><text:span text:style-name="T1">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5" draw:text-style-name="P6" draw:layer="layout" svg:width="3.529cm" svg:height="1cm" svg:x="12.2cm" svg:y="1cm">
          <draw:text-box>
            <text:p text:style-name="P5">proto2.png</text:p>
          </draw:text-box>
        </draw:frame>
        <draw:g>
          <draw:custom-shape draw:style-name="gr16" draw:text-style-name="P18" draw:layer="layout" svg:width="6cm" svg:height="1.8cm" svg:x="4.6cm" svg:y="4.6cm">
            <text:p text:style-name="P17"><text:span text:style-name="T4">D</text:span><text:span text:style-name="T4">e</text:span><text:span text:style-name="T4">t</text:span><text:span text:style-name="T4">e</text:span><text:span text:style-name="T4">c</text:span><text:span text:style-name="T4">c</text:span><text:span text:style-name="T4">i</text:span><text:span text:style-name="T4">ó</text:span><text:span text:style-name="T4">n </text:span><text:span text:style-name="T4">m</text:span><text:span text:style-name="T4">a</text:span><text:span text:style-name="T4">n</text:span><text:span text:style-name="T4">u</text:span><text:span text:style-name="T4">a</text:span><text:span text:style-name="T4">l</text:span></text:p>
            <text:p text:style-name="P17"><text:span text:style-name="T4"><text:s/></text:span><text:span text:style-name="T4">d</text:span><text:span text:style-name="T4">e </text:span><text:span text:style-name="T4">l</text:span><text:span text:style-name="T4">a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6cm" svg:height="1.8cm" svg:x="4.6cm" svg:y="7.4cm">
            <text:p text:style-name="P17"><text:span text:style-name="T4">C</text:span><text:span text:style-name="T4">á</text:span><text:span text:style-name="T4">l</text:span><text:span text:style-name="T4">c</text:span><text:span text:style-name="T4">u</text:span><text:span text:style-name="T4">l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ó</text:span><text:span text:style-name="T4">n</text:span></text:p>
            <text:p text:style-name="P17"><text:span text:style-name="T4"><text:s/>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8" draw:layer="layout" svg:width="6cm" svg:height="3.2cm" svg:x="4.6cm" svg:y="10.2cm">
            <text:p text:style-name="P17"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/text:p>
            <text:p text:style-name="P17"><text:span text:style-name="T4">e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3</text:span><text:span text:style-name="T4">D</text:span><text:span text:style-name="T4"> </text:span><text:span text:style-name="T4">c</text:span><text:span text:style-name="T4">o</text:span><text:span text:style-name="T4">n</text:span><text:span text:style-name="T4"> </text:span></text:p>
            <text:p text:style-name="P17"><text:span text:style-name="T4">b</text:span><text:span text:style-name="T4">a</text:span><text:span text:style-name="T4">s</text:span><text:span text:style-name="T4">e</text:span><text:span text:style-name="T4"> </text:span><text:span text:style-name="T4">e</text:span><text:span text:style-name="T4">n</text:span><text:span text:style-name="T4"> </text:span><text:span text:style-name="T4">l</text:span><text:span text:style-name="T4">a</text:span><text:span text:style-name="T4"> 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ó</text:span><text:span text:style-name="T4">n</text:span></text:p>
            <text:p text:style-name="P17"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type="rectangle" draw:enhanced-path="M 0 0 L 21600 0 21600 21600 0 21600 0 0 Z N"/>
          </draw:custom-shape>
          <draw:line draw:style-name="gr18" draw:text-style-name="P4" draw:layer="layout" svg:x1="7.6cm" svg:y1="6.4cm" svg:x2="7.6cm" svg:y2="7.4cm">
            <text:p/>
          </draw:line>
          <draw:line draw:style-name="gr18" draw:text-style-name="P4" draw:layer="layout" svg:x1="7.6cm" svg:y1="9.2cm" svg:x2="7.6cm" svg:y2="10.2cm">
            <text:p/>
          </draw:line>
        </draw:g>
        <draw:custom-shape draw:style-name="gr19" draw:text-style-name="P20" draw:layer="layout" svg:width="5.8cm" svg:height="0.6cm" svg:x="4.6cm" svg:y="2.6cm">
          <text:p text:style-name="P19"><text:span text:style-name="T4">P</text:span><text:span text:style-name="T4">r</text:span><text:span text:style-name="T4">o</text:span><text:span text:style-name="T4">t</text:span><text:span text:style-name="T4">o</text:span><text:span text:style-name="T4">t</text:span><text:span text:style-name="T4">i</text:span><text:span text:style-name="T4">p</text:span><text:span text:style-name="T4">o</text:span><text:span text:style-name="T4"> 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8cm" svg:height="0.6cm" svg:x="14.3cm" svg:y="2.635cm">
          <text:p text:style-name="P13"><text:span text:style-name="T1">P</text:span><text:span text:style-name="T1">r</text:span><text:span text:style-name="T1">o</text:span><text:span text:style-name="T1">t</text:span><text:span text:style-name="T1">o</text:span><text:span text:style-name="T1">t</text:span><text:span text:style-name="T1">i</text:span><text:span text:style-name="T1">p</text:span><text:span text:style-name="T1">o</text:span><text:span text:style-name="T1"> 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0.6cm" svg:y1="5.6cm" svg:x2="14.4cm" svg:y2="5.6cm">
          <text:p/>
        </draw:line>
        <draw:line draw:style-name="gr4" draw:text-style-name="P21" draw:layer="layout" svg:x1="10.6cm" svg:y1="8.4cm" svg:x2="14.3cm" svg:y2="8.4cm">
          <text:p/>
        </draw:line>
        <draw:line draw:style-name="gr4" draw:text-style-name="P21" draw:layer="layout" svg:x1="10.6cm" svg:y1="11.8cm" svg:x2="14.3cm" svg:y2="11.8cm">
          <text:p/>
        </draw:line>
        <draw:frame draw:style-name="gr5" draw:text-style-name="P23" draw:layer="layout" svg:width="1.899cm" svg:height="0.763cm" svg:x="11.4cm" svg:y="5cm">
          <draw:text-box>
            <text:p text:style-name="P22"><text:span text:style-name="T5">m</text:span><text:span text:style-name="T5">e</text:span><text:span text:style-name="T5">j</text:span><text:span text:style-name="T5">o</text:span><text:span text:style-name="T5">r</text:span><text:span text:style-name="T5">a</text:span></text:p>
          </draw:text-box>
        </draw:frame>
        <draw:frame draw:style-name="gr5" draw:text-style-name="P23" draw:layer="layout" svg:width="1.95cm" svg:height="0.763cm" svg:x="11.401cm" svg:y="7.801cm">
          <draw:text-box>
            <text:p text:style-name="P22"><text:span text:style-name="T5">a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/text:p>
          </draw:text-box>
        </draw:frame>
        <draw:frame draw:style-name="gr5" draw:text-style-name="P23" draw:layer="layout" svg:width="1.95cm" svg:height="0.763cm" svg:x="11.401cm" svg:y="11.201cm">
          <draw:text-box>
            <text:p text:style-name="P22"><text:span text:style-name="T5">adi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05T04:36:03.437622076</dc:date>
    <meta:editing-duration>PT14M35S</meta:editing-duration>
    <meta:editing-cycles>4</meta:editing-cycles>
    <meta:generator>LibreOffice/5.1.6.2$Linux_X86_64 LibreOffice_project/10m0$Build-2</meta:generator>
    <meta:document-statistic meta:object-count="96"/>
  </office:meta>
</office:document-meta>
</file>